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Util.stripWhiteSpace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ntUtil.guessStyle( String fo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tUtil.guessWeight( String font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ontUtil.parseCSS2FontWeight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